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1722" officeooo:paragraph-rsid="00091722"/>
    </style:style>
    <style:style style:name="P2" style:family="paragraph" style:parent-style-name="Standard">
      <style:text-properties officeooo:rsid="0009dda1" officeooo:paragraph-rsid="0009dda1"/>
    </style:style>
    <style:style style:name="P3" style:family="paragraph" style:parent-style-name="Standard">
      <style:text-properties officeooo:rsid="000ade35" officeooo:paragraph-rsid="000ade35"/>
    </style:style>
    <style:style style:name="P4" style:family="paragraph" style:parent-style-name="Standard">
      <style:text-properties officeooo:rsid="000c59b3" officeooo:paragraph-rsid="000c59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LSY values</text:p>
      <text:p text:style-name="P1"/>
      <text:p text:style-name="P1">0, null,false,undefined,NAN,””;</text:p>
      <text:p text:style-name="P1"/>
      <text:p text:style-name="P2"/>
      <text:p text:style-name="P2"/>
      <text:p text:style-name="P2">git fetch</text:p>
      <text:p text:style-name="P2">gei merge master origin //</text:p>
      <text:p text:style-name="P2">git pull origin master</text:p>
      <text:p text:style-name="P2"/>
      <text:p text:style-name="P2">every time you merge make a new commit</text:p>
      <text:p text:style-name="P2"/>
      <text:p text:style-name="P3">Cloning..</text:p>
      <text:p text:style-name="P3">using clone I can get the repo of somebody else</text:p>
      <text:p text:style-name="P3">fork → helps to push it to my repo</text:p>
      <text:p text:style-name="P4">pull request</text:p>
      <text:p text:style-name="P4"/>
      <text:p text:style-name="P4">checkout- b ////makes a new bran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09:54:04.811543471</meta:creation-date>
    <meta:generator>LibreOffice/5.1.4.2$Linux_X86_64 LibreOffice_project/10m0$Build-2</meta:generator>
    <dc:date>2016-07-28T10:49:55.319336505</dc:date>
    <meta:editing-duration>PT10M17S</meta:editing-duration>
    <meta:editing-cycles>1</meta:editing-cycles>
    <meta:document-statistic meta:table-count="0" meta:image-count="0" meta:object-count="0" meta:page-count="1" meta:paragraph-count="11" meta:word-count="51" meta:character-count="274" meta:non-whitespace-character-count="234"/>
  </office:meta>
</office:document-meta>
</file>